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600000016C2D920FB6168C464.png" manifest:media-type="image/png"/>
  <manifest:file-entry manifest:full-path="Pictures/100009C7000008EE0000025131D9C1719AA8BFAB.svg" manifest:media-type="image/svg+xml"/>
  <manifest:file-entry manifest:full-path="Pictures/100002010000006500000016D698CB5DC9078BCA.png" manifest:media-type="image/png"/>
  <manifest:file-entry manifest:full-path="Pictures/10000201000000560000001618CFA2D48EDA8B72.png" manifest:media-type="image/png"/>
  <manifest:file-entry manifest:full-path="Pictures/100002010000005F00000016F87235AA8B4DC1F2.png" manifest:media-type="image/png"/>
  <manifest:file-entry manifest:full-path="Pictures/100003B6000009D0000002516C57D9551A7B0126.svg" manifest:media-type="image/svg+xml"/>
  <manifest:file-entry manifest:full-path="Pictures/10000201000000A300000016DD7638AB1083EE44.png" manifest:media-type="image/png"/>
  <manifest:file-entry manifest:full-path="Pictures/100003B3000008EE00000251523A69C934C74526.svg" manifest:media-type="image/svg+xml"/>
  <manifest:file-entry manifest:full-path="Pictures/100003CF000010DE000002516F341F766CCB4D87.svg" manifest:media-type="image/svg+xml"/>
  <manifest:file-entry manifest:full-path="Pictures/100003C600000D8F00000251685DB18CC55148C1.svg" manifest:media-type="image/svg+xml"/>
  <manifest:file-entry manifest:full-path="Pictures/100003B700000A7900000251DCF6DDBD21785B23.svg" manifest:media-type="image/svg+xml"/>
  <manifest:file-entry manifest:full-path="Pictures/10000201000000830000001677FA626A6CF5D3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Twitter Ruby Gem</text:h>
      <text:p text:style-name="Text_20_body"><draw:a xlink:type="simple" xlink:href="https://rubygems.org/gems/twitter"><draw:frame draw:style-name="fr1" draw:name="Image1" text:anchor-type="as-char" svg:width="2.328cm" svg:height="0.635cm" draw:z-index="0"><draw:image xlink:href="Pictures/100003B3000008EE00000251523A69C934C74526.svg" xlink:type="simple" xlink:show="embed" xlink:actuate="onLoad"/><draw:image xlink:href="Pictures/10000201000000560000001618CFA2D48EDA8B72.png" xlink:type="simple" xlink:show="embed" xlink:actuate="onLoad"/><svg:title>Gem Version</svg:title></draw:frame></draw:a> <draw:a xlink:type="simple" xlink:href="https://travis-ci.org/sferik/twitter"><draw:frame draw:style-name="fr1" draw:name="Image2" text:anchor-type="as-char" svg:width="2.566cm" svg:height="0.635cm" draw:z-index="1"><draw:image xlink:href="Pictures/100003B6000009D0000002516C57D9551A7B0126.svg" xlink:type="simple" xlink:show="embed" xlink:actuate="onLoad"/><draw:image xlink:href="Pictures/100002010000005F00000016F87235AA8B4DC1F2.png" xlink:type="simple" xlink:show="embed" xlink:actuate="onLoad"/><svg:title>Build Status</svg:title></draw:frame></draw:a> <draw:a xlink:type="simple" xlink:href="https://gemnasium.com/sferik/twitter"><draw:frame draw:style-name="fr1" draw:name="Image3" text:anchor-type="as-char" svg:width="4.366cm" svg:height="0.635cm" draw:z-index="2"><draw:image xlink:href="Pictures/100003CF000010DE000002516F341F766CCB4D87.svg" xlink:type="simple" xlink:show="embed" xlink:actuate="onLoad"/><draw:image xlink:href="Pictures/10000201000000A300000016DD7638AB1083EE44.png" xlink:type="simple" xlink:show="embed" xlink:actuate="onLoad"/><svg:title>Dependency Status</svg:title></draw:frame></draw:a> <draw:a xlink:type="simple" xlink:href="https://codeclimate.com/github/sferik/twitter"><draw:frame draw:style-name="fr1" draw:name="Image4" text:anchor-type="as-char" svg:width="3.519cm" svg:height="0.635cm" draw:z-index="3"><draw:image xlink:href="Pictures/100003C600000D8F00000251685DB18CC55148C1.svg" xlink:type="simple" xlink:show="embed" xlink:actuate="onLoad"/><draw:image xlink:href="Pictures/10000201000000830000001677FA626A6CF5D333.png" xlink:type="simple" xlink:show="embed" xlink:actuate="onLoad"/><svg:title>Code Climate</svg:title></draw:frame></draw:a> <draw:a xlink:type="simple" xlink:href="https://coveralls.io/r/sferik/twitter"><draw:frame draw:style-name="fr1" draw:name="Image5" text:anchor-type="as-char" svg:width="2.725cm" svg:height="0.635cm" draw:z-index="4"><draw:image xlink:href="Pictures/100003B700000A7900000251DCF6DDBD21785B23.svg" xlink:type="simple" xlink:show="embed" xlink:actuate="onLoad"/><draw:image xlink:href="Pictures/100002010000006500000016D698CB5DC9078BCA.png" xlink:type="simple" xlink:show="embed" xlink:actuate="onLoad"/><svg:title>Coverage Status</svg:title></draw:frame></draw:a> <draw:a xlink:type="simple" xlink:href="http://inch-ci.org/github/sferik/twitter"><draw:frame draw:style-name="fr1" draw:name="Image6" text:anchor-type="as-char" svg:width="2.328cm" svg:height="0.635cm" draw:z-index="5"><draw:image xlink:href="Pictures/100009C7000008EE0000025131D9C1719AA8BFAB.svg" xlink:type="simple" xlink:show="embed" xlink:actuate="onLoad"/><draw:image xlink:href="Pictures/100002010000005600000016C2D920FB6168C464.png" xlink:type="simple" xlink:show="embed" xlink:actuate="onLoad"/><svg:title>Inline docs</svg:title></draw:frame></draw:a></text:p>
      <text:p text:style-name="Text_20_body">A Ruby interface to the Twitter API.</text:p>
      <text:h text:style-name="Heading_20_2" text:outline-level="2"><text:bookmark text:name="user-content-installation"/>Installation</text:h>
      <text:p text:style-name="P3"><text:span text:style-name="Source_20_Text">gem install twitter</text:span></text:p>
      <text:h text:style-name="Heading_20_2" text:outline-level="2"><text:bookmark text:name="user-content-cli"/>CLI</text:h>
      <text:p text:style-name="Text_20_body">Looking for the Twitter command-line interface? It was <text:a xlink:type="simple" xlink:href="https://github.com/sferik/twitter/commit/dd2445e3e2c97f38b28a3f32ea902536b3897adf" text:style-name="Internet_20_link" text:visited-style-name="Visited_20_Internet_20_Link">removed</text:a> from this gem in version 0.5.0 and now exists as a <text:a xlink:type="simple" xlink:href="https://github.com/sferik/t" text:style-name="Internet_20_link" text:visited-style-name="Visited_20_Internet_20_Link">separate project</text:a>.</text:p>
      <text:h text:style-name="Heading_20_2" text:outline-level="2"><text:bookmark text:name="user-content-documentation"/>Documentation</text:h>
      <text:p text:style-name="Text_20_body"><text:a xlink:type="simple" xlink:href="http://rdoc.info/gems/twitter" text:style-name="Internet_20_link" text:visited-style-name="Visited_20_Internet_20_Link">http://rdoc.info/gems/twitter</text:a></text:p>
      <text:h text:style-name="Heading_20_2" text:outline-level="2"><text:bookmark text:name="user-content-examples"/>Examples</text:h>
      <text:p text:style-name="Text_20_body"><text:a xlink:type="simple" xlink:href="https://github.com/sferik/twitter/tree/master/examples" text:style-name="Internet_20_link" text:visited-style-name="Visited_20_Internet_20_Link">https://github.com/sferik/twitter/tree/master/examples</text:a></text:p>
      <text:h text:style-name="Heading_20_2" text:outline-level="2"><text:bookmark text:name="user-content-announcements"/>Announcements</text:h>
      <text:p text:style-name="Text_20_body">You should <text:a xlink:type="simple" xlink:href="https://twitter.com/gem" text:style-name="Internet_20_link" text:visited-style-name="Visited_20_Internet_20_Link">follow @gem</text:a> on Twitter for announcements and updates about this library.</text:p>
      <text:h text:style-name="Heading_20_2" text:outline-level="2"><text:bookmark text:name="user-content-mailing-list"/>Mailing List</text:h>
      <text:p text:style-name="Text_20_body">Please direct questions about this library to the <text:a xlink:type="simple" xlink:href="https://groups.google.com/group/twitter-ruby-gem" text:style-name="Internet_20_link" text:visited-style-name="Visited_20_Internet_20_Link">mailing list</text:a>.</text:p>
      <text:h text:style-name="Heading_20_2" text:outline-level="2"><text:bookmark text:name="user-content-apps-wiki"/>Apps Wiki</text:h>
      <text:p text:style-name="Text_20_body">Does your project or organization use this gem? Add it to the <text:a xlink:type="simple" xlink:href="https://github.com/sferik/twitter/wiki/apps" text:style-name="Internet_20_link" text:visited-style-name="Visited_20_Internet_20_Link">apps wiki</text:a>!</text:p>
      <text:h text:style-name="Heading_20_2" text:outline-level="2"><text:bookmark text:name="user-content-configuration"/>Configuration</text:h>
      <text:p text:style-name="Text_20_body">Twitter API v1.1 requires you to authenticate via OAuth, so you'll need to <text:a xlink:type="simple" xlink:href="https://apps.twitter.com/" text:style-name="Internet_20_link" text:visited-style-name="Visited_20_Internet_20_Link">register your application with Twitter</text:a>. Once you've registered an application, make sure to set the correct access level, otherwise you may see the error:</text:p>
      <text:p text:style-name="P3"><text:span text:style-name="Source_20_Text">Read-only application cannot POST</text:span></text:p>
      <text:p text:style-name="Text_20_body">Your new application will be assigned a consumer key/secret pair and you will be assigned an OAuth access token/secret pair for that application. You'll need to configure these values before you make a request or else you'll get the error:</text:p>
      <text:p text:style-name="P3"><text:soft-page-break/><text:span text:style-name="Source_20_Text">Bad Authentication data</text:span></text:p>
      <text:p text:style-name="Text_20_body">You can pass configuration options as a block to <text:span text:style-name="Source_20_Text">Twitter::REST::Client.new</text:span>.</text:p>
      <text:p text:style-name="Preformatted_20_Text">client = Twitter::REST::Client.new do |config|</text:p>
      <text:p text:style-name="Preformatted_20_Text"><text:s text:c="2"/>config.consumer_key <text:s text:c="7"/>= "YOUR_CONSUMER_KEY"</text:p>
      <text:p text:style-name="Preformatted_20_Text"><text:s text:c="2"/>config.consumer_secret <text:s text:c="4"/>= "YOUR_CONSUMER_SECRET"</text:p>
      <text:p text:style-name="Preformatted_20_Text"><text:s text:c="2"/>config.access_token <text:s text:c="7"/>= "YOUR_ACCESS_TOKEN"</text:p>
      <text:p text:style-name="Preformatted_20_Text"><text:s text:c="2"/>config.access_token_secret = "YOUR_ACCESS_SECRET"</text:p>
      <text:p text:style-name="P3">end</text:p>
      <text:h text:style-name="Heading_20_2" text:outline-level="2"><text:bookmark text:name="user-content-usage-examples"/>Usage Examples</text:h>
      <text:p text:style-name="Text_20_body">After configuring a <text:span text:style-name="Source_20_Text">client</text:span>, you can do the following things.</text:p>
      <text:p text:style-name="Text_20_body"><text:span text:style-name="Strong_20_Emphasis">Tweet (as the authenticated user)</text:span></text:p>
      <text:p text:style-name="P3">client.update("I'm tweeting with @gem!")</text:p>
      <text:p text:style-name="Text_20_body"><text:span text:style-name="Strong_20_Emphasis">Follow a user (by screen name or user ID)</text:span></text:p>
      <text:p text:style-name="Preformatted_20_Text">client.follow("gem")</text:p>
      <text:p text:style-name="P3">client.follow(213747670)</text:p>
      <text:p text:style-name="Text_20_body"><text:span text:style-name="Strong_20_Emphasis">Fetch a user (by screen name or user ID)</text:span></text:p>
      <text:p text:style-name="Preformatted_20_Text">client.user("gem")</text:p>
      <text:p text:style-name="P3">client.user(213747670)</text:p>
      <text:p text:style-name="Text_20_body"><text:span text:style-name="Strong_20_Emphasis">Fetch a cursored list of followers with profile details (by screen name or user ID, or by implicit authenticated user)</text:span></text:p>
      <text:p text:style-name="Preformatted_20_Text">client.followers("gem")</text:p>
      <text:p text:style-name="Preformatted_20_Text">client.followers(213747670)</text:p>
      <text:p text:style-name="P3">client.followers</text:p>
      <text:p text:style-name="Text_20_body"><text:span text:style-name="Strong_20_Emphasis">Fetch a cursored list of friends with profile details (by screen name or user ID, or by implicit authenticated user)</text:span></text:p>
      <text:p text:style-name="Preformatted_20_Text">client.friends("gem")</text:p>
      <text:p text:style-name="Preformatted_20_Text">client.friends(213747670)</text:p>
      <text:p text:style-name="P3">client.friends</text:p>
      <text:p text:style-name="Text_20_body"><text:span text:style-name="Strong_20_Emphasis">Fetch the timeline of Tweets by a user</text:span></text:p>
      <text:p text:style-name="Preformatted_20_Text">client.user_timeline("gem")</text:p>
      <text:p text:style-name="P3">client.user_timeline(213747670)</text:p>
      <text:p text:style-name="Text_20_body"><text:span text:style-name="Strong_20_Emphasis">Fetch the timeline of Tweets from the authenticated user's home page</text:span></text:p>
      <text:p text:style-name="P3">client.home_timeline</text:p>
      <text:p text:style-name="Text_20_body"><text:span text:style-name="Strong_20_Emphasis">Fetch the timeline of Tweets mentioning the authenticated user</text:span></text:p>
      <text:p text:style-name="P3">client.mentions_timeline</text:p>
      <text:p text:style-name="Text_20_body"><text:span text:style-name="Strong_20_Emphasis">Fetch a particular Tweet by ID</text:span></text:p>
      <text:p text:style-name="P3"><text:soft-page-break/>client.status(27558893223)</text:p>
      <text:p text:style-name="Text_20_body"><text:span text:style-name="Strong_20_Emphasis">Collect the three most recent marriage proposals to @justinbieber</text:span></text:p>
      <text:p text:style-name="Preformatted_20_Text">client.search("to:justinbieber marry me", result_type: "recent").take(3).collect do |tweet|</text:p>
      <text:p text:style-name="Preformatted_20_Text"><text:s text:c="2"/>"#{tweet.user.screen_name}: #{tweet.text}"</text:p>
      <text:p text:style-name="P3">end</text:p>
      <text:p text:style-name="Text_20_body"><text:span text:style-name="Strong_20_Emphasis">Find a Japanese-language Tweet tagged #ruby (excluding retweets)</text:span></text:p>
      <text:p text:style-name="P3">client.search("#ruby -rt", lang: "ja").first.text</text:p>
      <text:p text:style-name="Text_20_body">For more usage examples, please see the full <text:a xlink:type="simple" xlink:href="http://rdoc.info/gems/twitter" text:style-name="Internet_20_link" text:visited-style-name="Visited_20_Internet_20_Link">documentation</text:a>.</text:p>
      <text:h text:style-name="Heading_20_2" text:outline-level="2"><text:bookmark text:name="user-content-streaming"/>Streaming</text:h>
      <text:p text:style-name="Text_20_body">Site Streams are restricted to whitelisted accounts. To apply for access, <text:a xlink:type="simple" xlink:href="https://dev.twitter.com/streaming/sitestreams#applyingforaccess" text:style-name="Internet_20_link" text:visited-style-name="Visited_20_Internet_20_Link">follow the steps in the Site Streams documentation</text:a>. <text:a xlink:type="simple" xlink:href="https://dev.twitter.com/streaming/userstreams" text:style-name="Internet_20_link" text:visited-style-name="Visited_20_Internet_20_Link">User Streams</text:a> do not require prior approval.</text:p>
      <text:p text:style-name="Text_20_body"><text:span text:style-name="Strong_20_Emphasis">Configuration works just like </text:span><text:span text:style-name="Strong_20_Emphasis"><text:span text:style-name="Source_20_Text">Twitter::REST::Client</text:span></text:span></text:p>
      <text:p text:style-name="Preformatted_20_Text">client = Twitter::Streaming::Client.new do |config|</text:p>
      <text:p text:style-name="Preformatted_20_Text"><text:s text:c="2"/>config.consumer_key <text:s text:c="7"/>= "YOUR_CONSUMER_KEY"</text:p>
      <text:p text:style-name="Preformatted_20_Text"><text:s text:c="2"/>config.consumer_secret <text:s text:c="4"/>= "YOUR_CONSUMER_SECRET"</text:p>
      <text:p text:style-name="Preformatted_20_Text"><text:s text:c="2"/>config.access_token <text:s text:c="7"/>= "YOUR_ACCESS_TOKEN"</text:p>
      <text:p text:style-name="Preformatted_20_Text"><text:s text:c="2"/>config.access_token_secret = "YOUR_ACCESS_SECRET"</text:p>
      <text:p text:style-name="P3">end</text:p>
      <text:p text:style-name="Text_20_body"><text:span text:style-name="Strong_20_Emphasis">Stream a random sample of all tweets</text:span></text:p>
      <text:p text:style-name="Preformatted_20_Text">client.sample do |object|</text:p>
      <text:p text:style-name="Preformatted_20_Text"><text:s text:c="2"/>puts object.text if object.is_a?(Twitter::Tweet)</text:p>
      <text:p text:style-name="P3">end</text:p>
      <text:p text:style-name="Text_20_body"><text:span text:style-name="Strong_20_Emphasis">Stream mentions of coffee or tea</text:span></text:p>
      <text:p text:style-name="Preformatted_20_Text">topics = ["coffee", "tea"]</text:p>
      <text:p text:style-name="Preformatted_20_Text">client.filter(track: topics.join(",")) do |object|</text:p>
      <text:p text:style-name="Preformatted_20_Text"><text:s text:c="2"/>puts object.text if object.is_a?(Twitter::Tweet)</text:p>
      <text:p text:style-name="P3">end</text:p>
      <text:p text:style-name="Text_20_body"><text:span text:style-name="Strong_20_Emphasis">Stream tweets, events, and direct messages for the authenticated user</text:span></text:p>
      <text:p text:style-name="Preformatted_20_Text">client.user do |object|</text:p>
      <text:p text:style-name="Preformatted_20_Text"><text:s text:c="2"/>case object</text:p>
      <text:p text:style-name="Preformatted_20_Text"><text:s text:c="2"/>when Twitter::Tweet</text:p>
      <text:p text:style-name="Preformatted_20_Text"><text:s text:c="4"/>puts "It's a tweet!"</text:p>
      <text:p text:style-name="Preformatted_20_Text"><text:s text:c="2"/>when Twitter::DirectMessage</text:p>
      <text:p text:style-name="Preformatted_20_Text"><text:s text:c="4"/>puts "It's a direct message!"</text:p>
      <text:p text:style-name="Preformatted_20_Text"><text:s text:c="2"/>when Twitter::Streaming::StallWarning</text:p>
      <text:p text:style-name="Preformatted_20_Text"><text:s text:c="4"/>warn "Falling behind!"</text:p>
      <text:p text:style-name="Preformatted_20_Text"><text:s text:c="2"/>end</text:p>
      <text:p text:style-name="P3">end</text:p>
      <text:p text:style-name="Text_20_body">An <text:span text:style-name="Source_20_Text">object</text:span> may be one of the following:</text:p>
      <text:list xml:id="list1785675200664235089" text:style-name="L1">
        <text:list-item>
          <text:p text:style-name="P2"><text:span text:style-name="Source_20_Text">Twitter::Tweet</text:span> </text:p>
        </text:list-item>
        <text:list-item>
          <text:p text:style-name="P2"><text:soft-page-break/><text:span text:style-name="Source_20_Text">Twitter::DirectMessage</text:span> </text:p>
        </text:list-item>
        <text:list-item>
          <text:p text:style-name="P2"><text:span text:style-name="Source_20_Text">Twitter::Streaming::DeletedTweet</text:span> </text:p>
        </text:list-item>
        <text:list-item>
          <text:p text:style-name="P2"><text:span text:style-name="Source_20_Text">Twitter::Streaming::Event</text:span> </text:p>
        </text:list-item>
        <text:list-item>
          <text:p text:style-name="P2"><text:span text:style-name="Source_20_Text">Twitter::Streaming::FriendList</text:span> </text:p>
        </text:list-item>
        <text:list-item>
          <text:p text:style-name="P1"><text:span text:style-name="Source_20_Text">Twitter::Streaming::StallWarning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32:16.703616768</meta:creation-date>
    <dc:date>2018-05-13T17:32:56.799222169</dc:date>
    <meta:editing-duration>PT41S</meta:editing-duration>
    <meta:editing-cycles>1</meta:editing-cycles>
    <meta:document-statistic meta:table-count="0" meta:image-count="6" meta:object-count="0" meta:page-count="4" meta:paragraph-count="99" meta:word-count="504" meta:character-count="4072" meta:non-whitespace-character-count="3581"/>
    <meta:generator>LibreOffice/5.1.6.2$Linux_X86_64 LibreOffice_project/10m0$Build-2</meta:generator>
  </office:meta>
</office:document-meta>
</file>